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1.3484in"/>
    </style:style>
    <style:style style:name="co5" style:family="table-column">
      <style:table-column-properties fo:break-before="auto" style:column-width="1.4846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1.5862in"/>
    </style:style>
    <style:style style:name="co8" style:family="table-column">
      <style:table-column-properties fo:break-before="auto" style:column-width="1.71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1in" svg:height="3.5437in" svg:x="9.1909in" svg:y="1.0787in">
            <draw:object draw:notify-on-update-of-ranges="Sheet1.B2:Sheet1.B2 Sheet1.E2:Sheet1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339in" svg:height="5.7484in" svg:x="6.2146in" svg:y="5.2508in">
            <draw:object draw:notify-on-update-of-ranges="Sheet1.E2:Sheet1.E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8146in" svg:height="5.8909in" svg:x="17.8685in" svg:y="0.9008in">
            <draw:object draw:notify-on-update-of-ranges="Sheet1.E2:Sheet1.E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matrix_mul_parallel_25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size</text:p>
          </table:table-cell>
          <table:table-cell office:value-type="string">
            <text:p>threads</text:p>
          </table:table-cell>
          <table:table-cell office:value-type="string">
            <text:p>gflops</text:p>
          </table:table-cell>
          <table:table-cell office:value-type="string">
            <text:p>glops</text:p>
          </table:table-cell>
          <table:table-cell office:value-type="string">
            <text:p>gflops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769.705278">
            <text:p>3769.705278</text:p>
          </table:table-cell>
          <table:table-cell office:value-type="float" office:value="3808.424697">
            <text:p>3808.424697</text:p>
          </table:table-cell>
          <table:table-cell table:formula="of:=([.C3]+[.D3])/2" office:value-type="float" office:value="3789.0649875">
            <text:p>3789.0649875</text:p>
          </table:table-cell>
          <table:table-cell table:number-columns-repeated="3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437.318672">
            <text:p>5437.318672</text:p>
          </table:table-cell>
          <table:table-cell office:value-type="float" office:value="5327.290437">
            <text:p>5327.290437</text:p>
          </table:table-cell>
          <table:table-cell table:formula="of:=([.C4]+[.D4])/2" office:value-type="float" office:value="5382.3045545">
            <text:p>5382.3045545</text:p>
          </table:table-cell>
          <table:table-cell table:number-columns-repeated="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7424.492873">
            <text:p>7424.492873</text:p>
          </table:table-cell>
          <table:table-cell office:value-type="float" office:value="7095.667578">
            <text:p>7095.667578</text:p>
          </table:table-cell>
          <table:table-cell table:formula="of:=([.C5]+[.D5])/2" office:value-type="float" office:value="7260.0802255">
            <text:p>7260.0802255</text:p>
          </table:table-cell>
          <table:table-cell table:number-columns-repeated="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7216.090382">
            <text:p>7216.090382</text:p>
          </table:table-cell>
          <table:table-cell office:value-type="float" office:value="7216.848247">
            <text:p>7216.848247</text:p>
          </table:table-cell>
          <table:table-cell table:formula="of:=([.C6]+[.D6])/2" office:value-type="float" office:value="7216.4693145">
            <text:p>7216.4693145</text:p>
          </table:table-cell>
          <table:table-cell table:number-columns-repeated="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634.274202">
            <text:p>5634.274202</text:p>
          </table:table-cell>
          <table:table-cell table:number-columns-repeated="3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8210.281233">
            <text:p>8210.281233</text:p>
          </table:table-cell>
          <table:table-cell office:value-type="float" office:value="8010.760723">
            <text:p>8010.760723</text:p>
          </table:table-cell>
          <table:table-cell table:formula="of:=([.C8]+[.D8])/2" office:value-type="float" office:value="8110.520978">
            <text:p>8110.520978</text:p>
          </table:table-cell>
          <table:table-cell table:number-columns-repeated="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694.15194">
            <text:p>12694.15194</text:p>
          </table:table-cell>
          <table:table-cell office:value-type="float" office:value="12845.211315">
            <text:p>12845.211315</text:p>
          </table:table-cell>
          <table:table-cell table:formula="of:=([.C9]+[.D9])/2" office:value-type="float" office:value="12769.6816275">
            <text:p>12769.6816275</text:p>
          </table:table-cell>
          <table:table-cell table:number-columns-repeated="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3803.615665">
            <text:p>13803.615665</text:p>
          </table:table-cell>
          <table:table-cell office:value-type="float" office:value="13906.02284">
            <text:p>13906.02284</text:p>
          </table:table-cell>
          <table:table-cell table:formula="of:=([.C10]+[.D10])/2" office:value-type="float" office:value="13854.8192525">
            <text:p>13854.8192525</text:p>
          </table:table-cell>
          <table:table-cell table:number-columns-repeated="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4378.436885">
            <text:p>14378.436885</text:p>
          </table:table-cell>
          <table:table-cell office:value-type="float" office:value="14283.018217">
            <text:p>14283.018217</text:p>
          </table:table-cell>
          <table:table-cell table:formula="of:=([.C11]+[.D11])/2" office:value-type="float" office:value="14330.727551">
            <text:p>14330.727551</text:p>
          </table:table-cell>
          <table:table-cell table:number-columns-repeated="3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number-columns-repeated="2" office:value-type="float" office:value="8675.946908">
            <text:p>8675.946908</text:p>
          </table:table-cell>
          <table:table-cell table:formula="of:=([.C12]+[.D12])/2" office:value-type="float" office:value="8675.946908">
            <text:p>8675.946908</text:p>
          </table:table-cell>
          <table:table-cell table:number-columns-repeated="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7868.586409">
            <text:p>17868.586409</text:p>
          </table:table-cell>
          <table:table-cell office:value-type="float" office:value="18881.530925">
            <text:p>18881.530925</text:p>
          </table:table-cell>
          <table:table-cell table:formula="of:=([.C13]+[.D13])/2" office:value-type="float" office:value="18375.058667">
            <text:p>18375.058667</text:p>
          </table:table-cell>
          <table:table-cell table:number-columns-repeated="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8328.971605">
            <text:p>28328.971605</text:p>
          </table:table-cell>
          <table:table-cell office:value-type="float" office:value="28320.752011">
            <text:p>28320.752011</text:p>
          </table:table-cell>
          <table:table-cell table:formula="of:=([.C14]+[.D14])/2" office:value-type="float" office:value="28324.861808">
            <text:p>28324.861808</text:p>
          </table:table-cell>
          <table:table-cell table:number-columns-repeated="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8482.257393">
            <text:p>28482.257393</text:p>
          </table:table-cell>
          <table:table-cell office:value-type="float" office:value="28401.574012">
            <text:p>28401.574012</text:p>
          </table:table-cell>
          <table:table-cell table:formula="of:=([.C15]+[.D15])/2" office:value-type="float" office:value="28441.9157025">
            <text:p>28441.9157025</text:p>
          </table:table-cell>
          <table:table-cell table:number-columns-repeated="3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2098.776579">
            <text:p>12098.776579</text:p>
          </table:table-cell>
          <table:table-cell office:value-type="float" office:value="12041.696621">
            <text:p>12041.696621</text:p>
          </table:table-cell>
          <table:table-cell table:formula="of:=([.C16]+[.D16])/2" office:value-type="float" office:value="12070.2366">
            <text:p>12070.2366</text:p>
          </table:table-cell>
          <table:table-cell table:number-columns-repeated="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21564.23571">
            <text:p>21564.23571</text:p>
          </table:table-cell>
          <table:table-cell office:value-type="float" office:value="21694.100054">
            <text:p>21694.100054</text:p>
          </table:table-cell>
          <table:table-cell table:formula="of:=([.C17]+[.D17])/2" office:value-type="float" office:value="21629.167882">
            <text:p>21629.167882</text:p>
          </table:table-cell>
          <table:table-cell table:number-columns-repeated="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37499.808997">
            <text:p>37499.808997</text:p>
          </table:table-cell>
          <table:table-cell office:value-type="float" office:value="37163.791966">
            <text:p>37163.791966</text:p>
          </table:table-cell>
          <table:table-cell table:formula="of:=([.C18]+[.D18])/2" office:value-type="float" office:value="37331.8004815">
            <text:p>37331.8004815</text:p>
          </table:table-cell>
          <table:table-cell table:number-columns-repeated="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54964.470935">
            <text:p>54964.470935</text:p>
          </table:table-cell>
          <table:table-cell office:value-type="float" office:value="54664.291376">
            <text:p>54664.291376</text:p>
          </table:table-cell>
          <table:table-cell table:formula="of:=([.C19]+[.D19])/2" office:value-type="float" office:value="54814.3811555">
            <text:p>54814.3811555</text:p>
          </table:table-cell>
          <table:table-cell table:number-columns-repeated="3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2655.239175">
            <text:p>12655.239175</text:p>
          </table:table-cell>
          <table:table-cell office:value-type="float" office:value="12664.807901">
            <text:p>12664.807901</text:p>
          </table:table-cell>
          <table:table-cell table:formula="of:=([.C20]+[.D20])/2" office:value-type="float" office:value="12660.023538">
            <text:p>12660.023538</text:p>
          </table:table-cell>
          <table:table-cell table:number-columns-repeated="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25176.776857">
            <text:p>25176.776857</text:p>
          </table:table-cell>
          <table:table-cell office:value-type="float" office:value="25565.61086">
            <text:p>25565.61086</text:p>
          </table:table-cell>
          <table:table-cell table:formula="of:=([.C21]+[.D21])/2" office:value-type="float" office:value="25371.1938585">
            <text:p>25371.1938585</text:p>
          </table:table-cell>
          <table:table-cell table:number-columns-repeated="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51698.972882">
            <text:p>51698.972882</text:p>
          </table:table-cell>
          <table:table-cell office:value-type="float" office:value="51936.233829">
            <text:p>51936.233829</text:p>
          </table:table-cell>
          <table:table-cell table:formula="of:=([.C22]+[.D22])/2" office:value-type="float" office:value="51817.6033555">
            <text:p>51817.6033555</text:p>
          </table:table-cell>
          <table:table-cell table:number-columns-repeated="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70155.074372">
            <text:p>70155.074372</text:p>
          </table:table-cell>
          <table:table-cell office:value-type="float" office:value="69914.289653">
            <text:p>69914.289653</text:p>
          </table:table-cell>
          <table:table-cell table:formula="of:=([.C23]+[.D23])/2" office:value-type="float" office:value="70034.6820125">
            <text:p>70034.6820125</text:p>
          </table:table-cell>
          <table:table-cell table:number-columns-repeated="3"/>
        </table:table-row>
        <table:table-row table:style-name="ro2" table:number-rows-repeated="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Kukreja</meta:initial-creator>
    <meta:creation-date>2013-11-17T19:08:42</meta:creation-date>
    <dc:date>2013-11-18T02:21:19</dc:date>
    <dc:creator>Gaurav Kukreja</dc:creator>
    <meta:editing-duration>PT26M56S</meta:editing-duration>
    <meta:editing-cycles>2</meta:editing-cycles>
    <meta:generator>LibreOffice/4.0.4.2$Linux_X86_64 LibreOffice_project/9e9821abd0ffdbc09cd8c52eaa574fa09eb08f2</meta:generator>
    <meta:document-statistic meta:table-count="1" meta:cell-count="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2cm" xlink:href=".." xlink:type="simple" chart:class="chart:scatter" chart:style-name="ch1">
        <chart:title svg:x="6.493cm" svg:y="0.315cm" chart:style-name="ch2">
          <text:p>Mflops - 1024</text:p>
        </chart:title>
        <chart:legend chart:legend-position="end" svg:x="13.669cm" svg:y="4.193cm" style:legend-expansion="high" chart:style-name="ch3"/>
        <chart:plot-area chart:style-name="ch4" table:cell-range-address="Sheet1.B2:Sheet1.B2 Sheet1.B5:Sheet1.B5 Sheet1.B9:Sheet1.B9 Sheet1.B13:Sheet1.B13 Sheet1.B17:Sheet1.B17 Sheet1.B21:Sheet1.B21 Sheet1.E2:Sheet1.E2 Sheet1.E5:Sheet1.E5 Sheet1.E9:Sheet1.E9 Sheet1.E13:Sheet1.E13 Sheet1.E17:Sheet1.E17 Sheet1.E21:Sheet1.E21" chart:data-source-has-labels="row" svg:x="1.314cm" svg:y="1.634cm" svg:width="11.717cm" svg:height="6.223cm">
          <chartooo:coordinate-region svg:x="2.599cm" svg:y="1.842cm" svg:width="10.224cm" svg:height="5.351cm"/>
          <chart:axis chart:dimension="x" chart:name="primary-x" chart:style-name="ch5">
            <chart:title svg:x="6.509cm" svg:y="8.037cm" chart:style-name="ch6">
              <text:p>Threads</text:p>
            </chart:title>
          </chart:axis>
          <chart:axis chart:dimension="y" chart:name="primary-y" chart:style-name="ch5">
            <chart:title svg:x="0.451cm" svg:y="5.467cm" chart:style-name="ch7">
              <text:p>MFLOPS</text:p>
            </chart:title>
            <chart:grid chart:style-name="ch8" chart:class="major"/>
          </chart:axis>
          <chart:series chart:style-name="ch9" chart:values-cell-range-address="Sheet1.E5:Sheet1.E5 Sheet1.E9:Sheet1.E9 Sheet1.E13:Sheet1.E13 Sheet1.E17:Sheet1.E17 Sheet1.E21:Sheet1.E21" chart:label-cell-address="Sheet1.E2:Sheet1.E2" chart:class="chart:scatter">
            <chart:domain table:cell-range-address="Sheet1.B5:Sheet1.B5 Sheet1.B9:Sheet1.B9 Sheet1.B13:Sheet1.B13 Sheet1.B17:Sheet1.B17 Sheet1.B21:Sheet1.B21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flop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5:Sheet1.B5 Sheet1.B9:Sheet1.B9 Sheet1.B13:Sheet1.B13 Sheet1.B17:Sheet1.B17 Sheet1.B21:Sheet1.B21</svg:desc>
                </draw:g>
              </table:table-cell>
              <table:table-cell office:value-type="float" office:value="7260.0802255">
                <text:p>7260.0802255</text:p>
                <draw:g>
                  <svg:desc>Sheet1.E5:Sheet1.E5 Sheet1.E9:Sheet1.E9 Sheet1.E13:Sheet1.E13 Sheet1.E17:Sheet1.E17 Sheet1.E21:Sheet1.E2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2769.6816275">
                <text:p>12769.681627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8375.058667">
                <text:p>18375.05866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1629.167882">
                <text:p>21629.16788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25371.1938585">
                <text:p>25371.1938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22cm" svg:height="14.602cm" xlink:href=".." xlink:type="simple" chart:class="chart:scatter" chart:style-name="ch1">
        <chart:title svg:x="10.271cm" svg:y="0.427cm" chart:style-name="ch2">
          <text:p>MFlops - 2048</text:p>
        </chart:title>
        <chart:plot-area chart:style-name="ch3" table:cell-range-address="Sheet1.B6:Sheet1.B6 Sheet1.B10:Sheet1.B10 Sheet1.B14:Sheet1.B14 Sheet1.B18:Sheet1.B18 Sheet1.B22:Sheet1.B22 Sheet1.E2:Sheet1.E2 Sheet1.E6:Sheet1.E6 Sheet1.E10:Sheet1.E10 Sheet1.E14:Sheet1.E14 Sheet1.E18:Sheet1.E18 Sheet1.E22:Sheet1.E22" chart:data-source-has-labels="row" svg:x="1.469cm" svg:y="2.082cm" svg:width="21.305cm" svg:height="11.263cm">
          <chartooo:coordinate-region svg:x="2.754cm" svg:y="2.29cm" svg:width="19.812cm" svg:height="10.391cm"/>
          <chart:axis chart:dimension="x" chart:name="primary-x" chart:style-name="ch4">
            <chart:title svg:x="11.458cm" svg:y="13.637cm" chart:style-name="ch5">
              <text:p>Threads</text:p>
            </chart:title>
          </chart:axis>
          <chart:axis chart:dimension="y" chart:name="primary-y" chart:style-name="ch4">
            <chart:title svg:x="0.451cm" svg:y="8.435cm" chart:style-name="ch6">
              <text:p>MFLOPS</text:p>
            </chart:title>
            <chart:grid chart:style-name="ch7" chart:class="major"/>
          </chart:axis>
          <chart:series chart:style-name="ch8" chart:values-cell-range-address="Sheet1.E6:Sheet1.E6 Sheet1.E10:Sheet1.E10 Sheet1.E14:Sheet1.E14 Sheet1.E18:Sheet1.E18 Sheet1.E22:Sheet1.E22" chart:label-cell-address="Sheet1.E2:Sheet1.E2" chart:class="chart:scatter">
            <chart:domain table:cell-range-address="Sheet1.B6:Sheet1.B6 Sheet1.B10:Sheet1.B10 Sheet1.B14:Sheet1.B14 Sheet1.B18:Sheet1.B18 Sheet1.B22:Sheet1.B2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flop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6:Sheet1.B6 Sheet1.B10:Sheet1.B10 Sheet1.B14:Sheet1.B14 Sheet1.B18:Sheet1.B18 Sheet1.B22:Sheet1.B22</svg:desc>
                </draw:g>
              </table:table-cell>
              <table:table-cell office:value-type="float" office:value="7216.4693145">
                <text:p>7216.4693145</text:p>
                <draw:g>
                  <svg:desc>Sheet1.E6:Sheet1.E6 Sheet1.E10:Sheet1.E10 Sheet1.E14:Sheet1.E14 Sheet1.E18:Sheet1.E18 Sheet1.E22:Sheet1.E2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3854.8192525">
                <text:p>13854.819252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8324.861808">
                <text:p>28324.86180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7331.8004815">
                <text:p>37331.800481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1817.6033555">
                <text:p>51817.6033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9cm" svg:height="14.964cm" xlink:href=".." xlink:type="simple" chart:class="chart:scatter" chart:style-name="ch1">
        <chart:title svg:x="9.413cm" svg:y="0.434cm" chart:style-name="ch2">
          <text:p>MFLOPS - 4096</text:p>
        </chart:title>
        <chart:plot-area chart:style-name="ch3" table:cell-range-address="Sheet1.B7:Sheet1.B7 Sheet1.B11:Sheet1.B11 Sheet1.B15:Sheet1.B15 Sheet1.B19:Sheet1.B19 Sheet1.B23:Sheet1.B23 Sheet1.E2:Sheet1.E2 Sheet1.E7:Sheet1.E7 Sheet1.E11:Sheet1.E11 Sheet1.E15:Sheet1.E15 Sheet1.E19:Sheet1.E19 Sheet1.E23:Sheet1.E23" chart:data-source-has-labels="row" svg:x="1.442cm" svg:y="2.11cm" svg:width="20.054cm" svg:height="11.59cm">
          <chartooo:coordinate-region svg:x="2.727cm" svg:y="2.318cm" svg:width="18.561cm" svg:height="10.718cm"/>
          <chart:axis chart:dimension="x" chart:name="primary-x" chart:style-name="ch4">
            <chart:title svg:x="10.806cm" svg:y="13.999cm" chart:style-name="ch5">
              <text:p>Threads</text:p>
            </chart:title>
          </chart:axis>
          <chart:axis chart:dimension="y" chart:name="primary-y" chart:style-name="ch4">
            <chart:title svg:x="0.451cm" svg:y="8.627cm" chart:style-name="ch6">
              <text:p>MFLOPS</text:p>
            </chart:title>
            <chart:grid chart:style-name="ch7" chart:class="major"/>
          </chart:axis>
          <chart:series chart:style-name="ch8" chart:values-cell-range-address="Sheet1.E7:Sheet1.E7 Sheet1.E11:Sheet1.E11 Sheet1.E15:Sheet1.E15 Sheet1.E19:Sheet1.E19 Sheet1.E23:Sheet1.E23" chart:label-cell-address="Sheet1.E2:Sheet1.E2" chart:class="chart:scatter">
            <chart:domain table:cell-range-address="Sheet1.B7:Sheet1.B7 Sheet1.B11:Sheet1.B11 Sheet1.B15:Sheet1.B15 Sheet1.B19:Sheet1.B19 Sheet1.B23:Sheet1.B2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flop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7:Sheet1.B7 Sheet1.B11:Sheet1.B11 Sheet1.B15:Sheet1.B15 Sheet1.B19:Sheet1.B19 Sheet1.B23:Sheet1.B23</svg:desc>
                </draw:g>
              </table:table-cell>
              <table:table-cell office:value-type="float" office:value="5634.274202">
                <text:p>5634.274202</text:p>
                <draw:g>
                  <svg:desc>Sheet1.E7:Sheet1.E7 Sheet1.E11:Sheet1.E11 Sheet1.E15:Sheet1.E15 Sheet1.E19:Sheet1.E19 Sheet1.E23:Sheet1.E2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4330.727551">
                <text:p>14330.72755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8441.9157025">
                <text:p>28441.915702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4814.3811555">
                <text:p>54814.381155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70034.6820125">
                <text:p>70034.6820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9cm" svg:height="14.964cm" xlink:href=".." xlink:type="simple" chart:class="chart:scatter" chart:style-name="ch1">
        <chart:title svg:x="9.413cm" svg:y="0.434cm" chart:style-name="ch2">
          <text:p>MFLOPS - 4096</text:p>
        </chart:title>
        <chart:plot-area chart:style-name="ch3" table:cell-range-address="Sheet1.B7:Sheet1.B7 Sheet1.B11:Sheet1.B11 Sheet1.B15:Sheet1.B15 Sheet1.B19:Sheet1.B19 Sheet1.B23:Sheet1.B23 Sheet1.E2:Sheet1.E2 Sheet1.E7:Sheet1.E7 Sheet1.E11:Sheet1.E11 Sheet1.E15:Sheet1.E15 Sheet1.E19:Sheet1.E19 Sheet1.E23:Sheet1.E23" chart:data-source-has-labels="row" svg:x="1.442cm" svg:y="2.11cm" svg:width="20.054cm" svg:height="11.59cm">
          <chartooo:coordinate-region svg:x="2.727cm" svg:y="2.318cm" svg:width="18.561cm" svg:height="10.718cm"/>
          <chart:axis chart:dimension="x" chart:name="primary-x" chart:style-name="ch4">
            <chart:title svg:x="10.806cm" svg:y="13.999cm" chart:style-name="ch5">
              <text:p>Threads</text:p>
            </chart:title>
          </chart:axis>
          <chart:axis chart:dimension="y" chart:name="primary-y" chart:style-name="ch4">
            <chart:title svg:x="0.451cm" svg:y="8.627cm" chart:style-name="ch6">
              <text:p>MFLOPS</text:p>
            </chart:title>
            <chart:grid chart:style-name="ch7" chart:class="major"/>
          </chart:axis>
          <chart:series chart:style-name="ch8" chart:values-cell-range-address="Sheet1.E7:Sheet1.E7 Sheet1.E11:Sheet1.E11 Sheet1.E15:Sheet1.E15 Sheet1.E19:Sheet1.E19 Sheet1.E23:Sheet1.E23" chart:label-cell-address="Sheet1.E2:Sheet1.E2" chart:class="chart:scatter">
            <chart:domain table:cell-range-address="Sheet1.B7:Sheet1.B7 Sheet1.B11:Sheet1.B11 Sheet1.B15:Sheet1.B15 Sheet1.B19:Sheet1.B19 Sheet1.B23:Sheet1.B2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flop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7:Sheet1.B7 Sheet1.B11:Sheet1.B11 Sheet1.B15:Sheet1.B15 Sheet1.B19:Sheet1.B19 Sheet1.B23:Sheet1.B23</svg:desc>
                </draw:g>
              </table:table-cell>
              <table:table-cell office:value-type="float" office:value="5634.274202">
                <text:p>5634.274202</text:p>
                <draw:g>
                  <svg:desc>Sheet1.E7:Sheet1.E7 Sheet1.E11:Sheet1.E11 Sheet1.E15:Sheet1.E15 Sheet1.E19:Sheet1.E19 Sheet1.E23:Sheet1.E2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4330.727551">
                <text:p>14330.72755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8441.9157025">
                <text:p>28441.915702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4814.3811555">
                <text:p>54814.381155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70034.6820125">
                <text:p>70034.6820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2cm" xlink:href=".." xlink:type="simple" chart:class="chart:scatter" chart:style-name="ch1">
        <chart:title svg:x="6.404cm" svg:y="0.315cm" chart:style-name="ch2">
          <text:p>MFlops - 2048</text:p>
        </chart:title>
        <chart:plot-area chart:style-name="ch3" table:cell-range-address="Sheet1.B6:Sheet1.B6 Sheet1.B10:Sheet1.B10 Sheet1.B14:Sheet1.B14 Sheet1.B18:Sheet1.B18 Sheet1.B22:Sheet1.B22 Sheet1.E2:Sheet1.E2 Sheet1.E6:Sheet1.E6 Sheet1.E10:Sheet1.E10 Sheet1.E14:Sheet1.E14 Sheet1.E18:Sheet1.E18 Sheet1.E22:Sheet1.E22" chart:data-source-has-labels="row" svg:x="1.314cm" svg:y="1.634cm" svg:width="14.036cm" svg:height="6.223cm">
          <chartooo:coordinate-region svg:x="2.599cm" svg:y="1.842cm" svg:width="12.544cm" svg:height="5.351cm"/>
          <chart:axis chart:dimension="x" chart:name="primary-x" chart:style-name="ch4">
            <chart:title svg:x="7.669cm" svg:y="8.037cm" chart:style-name="ch5">
              <text:p>Threads</text:p>
            </chart:title>
          </chart:axis>
          <chart:axis chart:dimension="y" chart:name="primary-y" chart:style-name="ch4">
            <chart:title svg:x="0.451cm" svg:y="5.467cm" chart:style-name="ch6">
              <text:p>MFLOPS</text:p>
            </chart:title>
            <chart:grid chart:style-name="ch7" chart:class="major"/>
          </chart:axis>
          <chart:series chart:style-name="ch8" chart:values-cell-range-address="Sheet1.E6:Sheet1.E6 Sheet1.E10:Sheet1.E10 Sheet1.E14:Sheet1.E14 Sheet1.E18:Sheet1.E18 Sheet1.E22:Sheet1.E22" chart:label-cell-address="Sheet1.E2:Sheet1.E2" chart:class="chart:scatter">
            <chart:domain table:cell-range-address="Sheet1.B6:Sheet1.B6 Sheet1.B10:Sheet1.B10 Sheet1.B14:Sheet1.B14 Sheet1.B18:Sheet1.B18 Sheet1.B22:Sheet1.B2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flop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6:Sheet1.B6 Sheet1.B10:Sheet1.B10 Sheet1.B14:Sheet1.B14 Sheet1.B18:Sheet1.B18 Sheet1.B22:Sheet1.B22</svg:desc>
                </draw:g>
              </table:table-cell>
              <table:table-cell office:value-type="float" office:value="7216.4693145">
                <text:p>7216.4693145</text:p>
                <draw:g>
                  <svg:desc>Sheet1.E6:Sheet1.E6 Sheet1.E10:Sheet1.E10 Sheet1.E14:Sheet1.E14 Sheet1.E18:Sheet1.E18 Sheet1.E22:Sheet1.E2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3854.8192525">
                <text:p>13854.819252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8324.861808">
                <text:p>28324.86180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7331.8004815">
                <text:p>37331.800481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1817.6033555">
                <text:p>51817.60335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22cm" svg:height="14.602cm" xlink:href=".." xlink:type="simple" chart:class="chart:scatter" chart:style-name="ch1">
        <chart:title svg:x="10.271cm" svg:y="0.427cm" chart:style-name="ch2">
          <text:p>MFlops - 2048</text:p>
        </chart:title>
        <chart:plot-area chart:style-name="ch3" table:cell-range-address="Sheet1.B6:Sheet1.B6 Sheet1.B10:Sheet1.B10 Sheet1.B14:Sheet1.B14 Sheet1.B18:Sheet1.B18 Sheet1.B22:Sheet1.B22 Sheet1.E2:Sheet1.E2 Sheet1.E6:Sheet1.E6 Sheet1.E10:Sheet1.E10 Sheet1.E14:Sheet1.E14 Sheet1.E18:Sheet1.E18 Sheet1.E22:Sheet1.E22" chart:data-source-has-labels="row" svg:x="1.469cm" svg:y="2.082cm" svg:width="21.305cm" svg:height="11.263cm">
          <chartooo:coordinate-region svg:x="2.754cm" svg:y="2.29cm" svg:width="19.812cm" svg:height="10.391cm"/>
          <chart:axis chart:dimension="x" chart:name="primary-x" chart:style-name="ch4">
            <chart:title svg:x="11.458cm" svg:y="13.637cm" chart:style-name="ch5">
              <text:p>Threads</text:p>
            </chart:title>
          </chart:axis>
          <chart:axis chart:dimension="y" chart:name="primary-y" chart:style-name="ch4">
            <chart:title svg:x="0.451cm" svg:y="8.435cm" chart:style-name="ch6">
              <text:p>MFLOPS</text:p>
            </chart:title>
            <chart:grid chart:style-name="ch7" chart:class="major"/>
          </chart:axis>
          <chart:series chart:style-name="ch8" chart:values-cell-range-address="Sheet1.E6:Sheet1.E6 Sheet1.E10:Sheet1.E10 Sheet1.E14:Sheet1.E14 Sheet1.E18:Sheet1.E18 Sheet1.E22:Sheet1.E22" chart:label-cell-address="Sheet1.E2:Sheet1.E2" chart:class="chart:scatter">
            <chart:domain table:cell-range-address="Sheet1.B6:Sheet1.B6 Sheet1.B10:Sheet1.B10 Sheet1.B14:Sheet1.B14 Sheet1.B18:Sheet1.B18 Sheet1.B22:Sheet1.B2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flop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6:Sheet1.B6 Sheet1.B10:Sheet1.B10 Sheet1.B14:Sheet1.B14 Sheet1.B18:Sheet1.B18 Sheet1.B22:Sheet1.B22</svg:desc>
                </draw:g>
              </table:table-cell>
              <table:table-cell office:value-type="float" office:value="7216.4693145">
                <text:p>7216.4693145</text:p>
                <draw:g>
                  <svg:desc>Sheet1.E6:Sheet1.E6 Sheet1.E10:Sheet1.E10 Sheet1.E14:Sheet1.E14 Sheet1.E18:Sheet1.E18 Sheet1.E22:Sheet1.E2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3854.8192525">
                <text:p>13854.819252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8324.861808">
                <text:p>28324.86180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7331.8004815">
                <text:p>37331.800481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1817.6033555">
                <text:p>51817.60335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